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5" style:family="graphic" style:parent-style-name="standard">
      <style:graphic-properties draw:stroke="solid" svg:stroke-color="#1a59cf" draw:fill="none" draw:fill-color="#ffffff" draw:textarea-vertical-align="middle" fo:min-height="1.066cm"/>
      <style:paragraph-properties style:writing-mode="lr-tb"/>
    </style:style>
    <style:style style:name="gr6" style:family="graphic" style:parent-style-name="standard">
      <style:graphic-properties draw:stroke="solid" svg:stroke-color="#1a59cf" draw:fill="none" draw:fill-color="#ffffff" draw:textarea-vertical-align="middle" fo:min-height="0.945cm"/>
      <style:paragraph-properties style:writing-mode="lr-tb"/>
    </style:style>
    <style:style style:name="gr7" style:family="graphic" style:parent-style-name="standard">
      <style:graphic-properties draw:stroke="dash" draw:stroke-dash="Double_20_Dash_20__28_Rounded_29_" svg:stroke-color="#1a59cf" svg:stroke-linecap="round" draw:fill="none" draw:fill-color="#ffffff" fo:min-height="5.5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color="#1a59cf" svg:stroke-linecap="round" draw:fill="none" draw:fill-color="#ffffff" fo:min-height="1.639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color="#1a59cf" svg:stroke-linecap="round" draw:fill="none" draw:fill-color="#ffffff" fo:min-height="5.461cm"/>
      <style:paragraph-properties style:writing-mode="lr-tb"/>
    </style:style>
    <style:style style:name="gr10" style:family="graphic" style:parent-style-name="objectwithoutfill">
      <style:graphic-properties draw:stroke="dash" draw:stroke-dash="Double_20_Dash_20__28_Rounded_29_" svg:stroke-color="#81d41a" draw:marker-end="Arrowheads_20_4" svg:stroke-linecap="round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erif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fo:font-size="24pt"/>
    </style:style>
    <style:style style:name="T3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5cm" svg:height="1.05cm" svg:x="11.851cm" svg:y="10.6cm">
          <draw:text-box>
            <text:p><text:span text:style-name="T1">home</text:span></text:p>
          </draw:text-box>
        </draw:frame>
        <draw:frame draw:style-name="gr1" draw:text-style-name="P1" draw:layer="layout" svg:width="1.95cm" svg:height="1.05cm" svg:x="6.651cm" svg:y="5.9cm">
          <draw:text-box>
            <text:p><text:span text:style-name="T1">repo</text:span></text:p>
          </draw:text-box>
        </draw:frame>
        <draw:frame draw:style-name="gr1" draw:text-style-name="P1" draw:layer="layout" svg:width="1.95cm" svg:height="1.05cm" svg:x="24.651cm" svg:y="1.8cm">
          <draw:text-box>
            <text:p><text:span text:style-name="T1">home</text:span></text:p>
          </draw:text-box>
        </draw:frame>
        <draw:frame draw:style-name="gr2" draw:text-style-name="P1" draw:layer="layout" svg:width="4.95cm" svg:height="0.954cm" svg:x="9.651cm" svg:y="7.1cm">
          <draw:text-box>
            <text:p><text:span text:style-name="T1">deploy-a-process</text:span></text:p>
          </draw:text-box>
        </draw:frame>
        <draw:frame draw:style-name="gr3" draw:text-style-name="P1" draw:layer="layout" svg:width="4.5cm" svg:height="1.1cm" svg:x="18.2cm" svg:y="2.6cm">
          <draw:text-box>
            <text:p><text:span text:style-name="T1">update-a-home</text:span></text:p>
          </draw:text-box>
        </draw:frame>
        <draw:line draw:style-name="gr4" draw:text-style-name="P2" draw:layer="layout" svg:x1="8.501cm" svg:y1="2cm" svg:x2="28.001cm" svg:y2="12.25cm">
          <text:p/>
        </draw:line>
        <draw:frame draw:style-name="gr5" draw:text-style-name="P4" draw:layer="layout" svg:width="8.049cm" svg:height="1.316cm" svg:x="11.251cm" svg:y="1.384cm">
          <draw:text-box>
            <text:p text:style-name="P3"><text:span text:style-name="T2">HOST/INTERNET</text:span></text:p>
          </draw:text-box>
        </draw:frame>
        <draw:frame draw:style-name="gr6" draw:text-style-name="P4" draw:layer="layout" svg:width="3.25cm" svg:height="1.195cm" svg:x="6.751cm" svg:y="3.406cm">
          <draw:text-box>
            <text:p text:style-name="P3"><text:span text:style-name="T2">HOST</text:span></text:p>
          </draw:text-box>
        </draw:frame>
        <draw:frame draw:style-name="gr1" draw:text-style-name="P1" draw:layer="layout" svg:width="1.95cm" svg:height="1.05cm" svg:x="4.851cm" svg:y="9.6cm">
          <draw:text-box>
            <text:p><text:span text:style-name="T1">repo</text:span></text:p>
          </draw:text-box>
        </draw:frame>
        <draw:frame draw:style-name="gr7" draw:text-style-name="P5" draw:layer="layout" svg:width="4.7cm" svg:height="5.75cm" svg:x="9cm" svg:y="12cm">
          <draw:text-box>
            <text:p><text:span text:style-name="T3">Factory default configuration, one or more groups of processes</text:span></text:p>
            <text:p><text:span text:style-name="T3">* create</text:span></text:p>
            <text:p><text:span text:style-name="T3">* add, add, ...</text:span></text:p>
            <text:p><text:span text:style-name="T3">* update, ...</text:span></text:p>
            <text:p><text:span text:style-name="T3">* start</text:span></text:p>
          </draw:text-box>
        </draw:frame>
        <draw:frame draw:style-name="gr8" draw:text-style-name="P5" draw:layer="layout" svg:width="2.65cm" svg:height="1.889cm" svg:x="19.8cm" svg:y="3.6cm">
          <draw:text-box>
            <text:p><text:span text:style-name="T3">* pause</text:span></text:p>
            <text:p><text:span text:style-name="T3">* update</text:span></text:p>
            <text:p><text:span text:style-name="T3">* resume</text:span></text:p>
          </draw:text-box>
        </draw:frame>
        <draw:frame draw:style-name="gr2" draw:text-style-name="P1" draw:layer="layout" svg:width="5cm" svg:height="0.954cm" svg:x="17.2cm" svg:y="12.05cm">
          <draw:text-box>
            <text:p><text:span text:style-name="T1">construct-a-home</text:span></text:p>
          </draw:text-box>
        </draw:frame>
        <draw:frame draw:style-name="gr9" draw:text-style-name="P5" draw:layer="layout" svg:width="5.75cm" svg:height="5.711cm" svg:x="15.5cm" svg:y="13.373cm">
          <draw:text-box>
            <text:p><text:span text:style-name="T3">Capture processes and configuration for a repeatable construct, update and deconstruct</text:span></text:p>
            <text:p><text:span text:style-name="T3">* localhost/LAN</text:span></text:p>
            <text:p><text:span text:style-name="T3">* VM start</text:span></text:p>
            <text:p><text:span text:style-name="T3">* IAAS start</text:span></text:p>
            <text:p><text:span text:style-name="T3">* duplicate home</text:span></text:p>
            <text:p><text:span text:style-name="T3">* tune</text:span></text:p>
            <text:p><text:span text:style-name="T3">* start</text:span></text:p>
          </draw:text-box>
        </draw:frame>
        <draw:path draw:style-name="gr10" draw:text-style-name="P2" draw:layer="layout" svg:width="2.753cm" svg:height="5.754cm" draw:transform="rotate (0.982794901798007) translate (6cm 9.5cm)" svg:viewBox="0 0 2754 5755" svg:d="M0 0c3606 0 2635 5755 2635 5755">
          <text:p/>
        </draw:path>
        <draw:path draw:style-name="gr10" draw:text-style-name="P2" draw:layer="layout" svg:width="1.441cm" svg:height="6.352cm" draw:transform="rotate (0.726580567605239) translate (7.99999999728802cm 5.99999999694864cm)" svg:viewBox="0 0 1442 6353" svg:d="M0 0c3010 0 374 6353 374 6353">
          <text:p/>
        </draw:path>
        <draw:path draw:style-name="gr10" draw:text-style-name="P2" draw:layer="layout" svg:width="3.469cm" svg:height="12.64cm" draw:transform="skewX (-0.0769690200129499) rotate (2.34327905372759) translate (17.575684470377cm 13.25cm)" svg:viewBox="0 0 3470 12641" svg:d="M0 0c6632 0 1717 12641 1717 12641">
          <text:p/>
        </draw:path>
        <draw:path draw:style-name="gr10" draw:text-style-name="P2" draw:layer="layout" svg:width="1.701cm" svg:height="4.663cm" draw:transform="rotate (0.708603676309698) translate (12.7499999997162cm 10.4999999996688cm)" svg:viewBox="0 0 1702 4664" svg:d="M0 0c2305 0 1600 4664 1600 4664">
          <text:p/>
        </draw:path>
        <draw:frame draw:style-name="gr2" draw:text-style-name="P1" draw:layer="layout" svg:width="4.2cm" svg:height="0.954cm" svg:x="12.8cm" svg:y="9.05cm">
          <draw:text-box>
            <text:p><text:span text:style-name="T1">define-a-home</text:span></text:p>
          </draw:text-box>
        </draw:frame>
        <draw:frame draw:style-name="gr6" draw:text-style-name="P4" draw:layer="layout" svg:width="4.25cm" svg:height="1.195cm" svg:x="22.05cm" svg:y="14.453cm">
          <draw:text-box>
            <text:p text:style-name="P3"><text:span text:style-name="T2">TESTING</text:span></text:p>
          </draw:text-box>
        </draw:frame>
        <draw:frame draw:style-name="gr6" draw:text-style-name="P4" draw:layer="layout" svg:width="4.25cm" svg:height="1.195cm" svg:x="22.05cm" svg:y="16.054cm">
          <draw:text-box>
            <text:p text:style-name="P3"><text:span text:style-name="T2">STAGING</text:span></text:p>
          </draw:text-box>
        </draw:frame>
        <draw:frame draw:style-name="gr6" draw:text-style-name="P4" draw:layer="layout" svg:width="6.25cm" svg:height="1.195cm" svg:x="22.05cm" svg:y="17.644cm">
          <draw:text-box>
            <text:p text:style-name="P3"><text:span text:style-name="T2">PRODUCTION</text:span></text:p>
          </draw:text-box>
        </draw:frame>
        <draw:path draw:style-name="gr10" draw:text-style-name="P2" draw:layer="layout" svg:width="3.865cm" svg:height="10.832cm" draw:transform="skewX (-8.8960943447593E-017) rotate (2.16804799682736) translate (18cm 13.25cm)" svg:viewBox="0 0 3866 10833" svg:d="M0 0c7558 1 1703 10833 1703 10833">
          <text:p/>
        </draw:path>
        <draw:path draw:style-name="gr10" draw:text-style-name="P2" draw:layer="layout" svg:width="2.691cm" svg:height="9.486cm" draw:transform="rotate (1.97571271325758) translate (18.25cm 13.25cm)" svg:viewBox="0 0 2692 9487" svg:d="M0 0c5712 0 558 9487 558 9487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40" svg:d="M0 40l10-40 10 4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8T04:47:27.460520827</meta:creation-date>
    <meta:editing-duration>P13DT3H28M21S</meta:editing-duration>
    <meta:editing-cycles>2</meta:editing-cycles>
    <meta:generator>LibreOffice/7.3.7.2$Linux_X86_64 LibreOffice_project/30$Build-2</meta:generator>
    <dc:date>2025-01-10T08:26:24.702445943</dc:date>
    <meta:document-statistic meta:object-count="23"/>
  </office:meta>
</office:document-meta>
</file>